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6.111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default-cell-style-name="ce7"/>
        <table:table-column table:style-name="co1" table:number-columns-repeated="7" table:default-cell-style-name="ce1"/>
        <table:table-column table:style-name="co1" table:default-cell-style-name="ce7"/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984" table:default-cell-style-name="ce1"/>
        <table:table-row table:style-name="ro1">
          <table:table-cell table:style-name="ce3" office:value-type="string" calcext:value-type="string" table:number-columns-spanned="8" table:number-rows-spanned="1">
            <text:p>A</text:p>
          </table:table-cell>
          <table:covered-table-cell table:number-columns-repeated="6" table:style-name="ce3"/>
          <table:covered-table-cell/>
          <table:table-cell table:style-name="ce3" office:value-type="string" calcext:value-type="string" table:number-columns-spanned="8" table:number-rows-spanned="1">
            <text:p>B</text:p>
          </table:table-cell>
          <table:covered-table-cell table:number-columns-repeated="6" table:style-name="ce3"/>
          <table:covered-table-cell/>
          <table:table-cell table:style-name="ce3" office:value-type="string" calcext:value-type="string" table:number-columns-spanned="8" table:number-rows-spanned="1">
            <text:p>C</text:p>
          </table:table-cell>
          <table:covered-table-cell table:number-columns-repeated="7" table:style-name="ce3"/>
          <table:table-cell/>
          <table:table-cell office:value-type="string" calcext:value-type="string">
            <text:p>ShRight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(A &amp; 0X7F == 0x1F) &amp;&amp; (B == 0xFE) &amp;&amp; (C | 0x7F == 0xFF)</text:p>
          </table:table-cell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(A &amp; 0x3F == 0x0F) &amp;&amp; (B == 0xFF) &amp;&amp; (C | 0x3F == 0x7F)</text:p>
          </table:table-cell>
          <table:table-cell office:value-type="float" office:value="6" calcext:value-type="float">
            <text:p>6</text:p>
          </table:table-cell>
          <table:table-cell table:number-columns-repeated="984"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A &amp; 0x1F == 0x07) &amp;&amp; (B == 0xFF) &amp;&amp; (C | 0x1F == 0xBF)</text:p>
          </table:table-cell>
          <table:table-cell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number-columns-repeated="4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(A &amp; 0x0F == 0x03) &amp;&amp; (B == 0xFF) &amp;&amp; (C | 0x0F == 0xDF)</text:p>
          </table:table-cell>
          <table:table-cell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number-columns-repeated="5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(A &amp; 0x07 == 0x01) &amp;&amp; (B == 0xFF) &amp;&amp; (C | 0x07 == 0xEF)</text:p>
          </table:table-cell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number-columns-repeated="6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(A &amp; 0x03 == 0x00) &amp;&amp; (B == 0xFF) &amp;&amp; (C | 0x03 == 0xF7)</text:p>
          </table:table-cell>
          <table:table-cell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number-columns-repeated="7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A &amp; 0x01 == 0x00) &amp;&amp; (B == 0x7F) &amp;&amp; (C | 0x01 == 0xFB)</text:p>
          </table:table-cell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8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(B == 0X3F) &amp;&amp; (C == 0XFD)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 table:number-rows-repeated="1048564">
          <table:table-cell table:number-columns-repeated="1010"/>
        </table:table-row>
        <table:table-row table:style-name="ro2" table:number-rows-repeated="2">
          <table:table-cell table:number-columns-repeated="1010"/>
        </table:table-row>
        <table:table-row table:style-name="ro2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5:21:12.188319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9:25:41.239459150</meta:creation-date>
    <dc:date>2022-03-12T15:22:56.665950884</dc:date>
    <meta:editing-duration>PT1H40M7S</meta:editing-duration>
    <meta:editing-cycles>4</meta:editing-cycles>
    <meta:generator>LibreOffice/6.4.7.2$Linux_X86_64 LibreOffice_project/40$Build-2</meta:generator>
    <meta:document-statistic meta:table-count="1" meta:cell-count="212" meta:object-count="0"/>
  </office:meta>
</office:document-meta>
</file>